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DejaVu Sans Mono', 'Bitstream Vera Sans Mono', monospace"/>
    <style:font-face style:name="Courier New1" svg:font-family="'Courier New', serif"/>
    <style:font-face style:name="Courier New" svg:font-family="'Courier New'" style:font-family-generic="roman"/>
    <style:font-face style:name="DejaVu Sans1" svg:font-family="'DejaVu Sans'" style:font-family-generic="swiss"/>
    <style:font-face style:name="Courier New3" svg:font-family="'Courier New'" style:font-family-generic="system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Courier New2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ourier New4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4979in" fo:margin-left="0.4056in" table:align="left"/>
    </style:style>
    <style:style style:name="Table1.A" style:family="table-column">
      <style:table-column-properties style:column-width="1.8278in"/>
    </style:style>
    <style:style style:name="Table1.B" style:family="table-column">
      <style:table-column-properties style:column-width="1.4201in"/>
    </style:style>
    <style:style style:name="Table1.C" style:family="table-column">
      <style:table-column-properties style:column-width="1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684in" fo:margin-left="0.6993in" table:align="left"/>
    </style:style>
    <style:style style:name="Table2.A" style:family="table-column">
      <style:table-column-properties style:column-width="2.6424in"/>
    </style:style>
    <style:style style:name="Table2.B" style:family="table-column">
      <style:table-column-properties style:column-width="1.041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officeooo:rsid="00074dfa" officeooo:paragraph-rsid="00074dfa"/>
    </style:style>
    <style:style style:name="P2" style:family="paragraph" style:parent-style-name="Standard">
      <style:paragraph-properties fo:line-height="100%"/>
      <style:text-properties officeooo:rsid="00074dfa" officeooo:paragraph-rsid="00083acc"/>
    </style:style>
    <style:style style:name="P3" style:family="paragraph" style:parent-style-name="Standard">
      <style:paragraph-properties fo:line-height="100%"/>
      <style:text-properties officeooo:rsid="000c704a" officeooo:paragraph-rsid="000c704a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officeooo:paragraph-rsid="000c704a"/>
    </style:style>
    <style:style style:name="P5" style:family="paragraph" style:parent-style-name="Text_20_body">
      <style:paragraph-properties fo:line-height="100%"/>
      <style:text-properties officeooo:rsid="0008a502" officeooo:paragraph-rsid="0008a502"/>
    </style:style>
    <style:style style:name="P6" style:family="paragraph" style:parent-style-name="Text_20_body">
      <style:paragraph-properties fo:line-height="100%"/>
      <style:text-properties officeooo:rsid="00092240" officeooo:paragraph-rsid="00092240"/>
    </style:style>
    <style:style style:name="P7" style:family="paragraph" style:parent-style-name="Text_20_body">
      <style:paragraph-properties fo:line-height="100%"/>
      <style:text-properties officeooo:rsid="000af21d" officeooo:paragraph-rsid="000af21d"/>
    </style:style>
    <style:style style:name="P8" style:family="paragraph" style:parent-style-name="Text_20_body">
      <style:paragraph-properties fo:line-height="100%"/>
      <style:text-properties officeooo:rsid="000af21d" officeooo:paragraph-rsid="000b9848"/>
    </style:style>
    <style:style style:name="P9" style:family="paragraph" style:parent-style-name="Text_20_body">
      <style:paragraph-properties fo:line-height="100%"/>
      <style:text-properties officeooo:rsid="000b9848" officeooo:paragraph-rsid="000b9848"/>
    </style:style>
    <style:style style:name="P10" style:family="paragraph" style:parent-style-name="Text_20_body">
      <style:paragraph-properties fo:line-height="100%"/>
      <style:text-properties style:font-name="Liberation Serif" officeooo:rsid="000af21d" officeooo:paragraph-rsid="000b9848"/>
    </style:style>
    <style:style style:name="P11" style:family="paragraph" style:parent-style-name="Text_20_body">
      <style:paragraph-properties fo:line-height="100%"/>
      <style:text-properties style:font-name="Liberation Serif" officeooo:rsid="000c704a" officeooo:paragraph-rsid="000c704a"/>
    </style:style>
    <style:style style:name="P12" style:family="paragraph" style:parent-style-name="Text_20_body">
      <style:paragraph-properties fo:line-height="100%" fo:break-before="page"/>
      <style:text-properties style:font-name="Liberation Serif" officeooo:rsid="000c704a" officeooo:paragraph-rsid="000c704a"/>
    </style:style>
    <style:style style:name="P13" style:family="paragraph" style:parent-style-name="Preformatted_20_Text">
      <style:paragraph-properties fo:line-height="100%"/>
      <style:text-properties fo:font-variant="normal" fo:text-transform="none" fo:color="#000000" style:font-name="Consolas" fo:font-size="9.75pt" fo:letter-spacing="normal" fo:font-style="normal" fo:font-weight="normal" officeooo:rsid="00074dfa" officeooo:paragraph-rsid="00083acc"/>
    </style:style>
    <style:style style:name="P14" style:family="paragraph" style:parent-style-name="Preformatted_20_Text">
      <style:paragraph-properties fo:margin-top="0in" fo:margin-bottom="0.1965in" style:contextual-spacing="false" fo:line-height="100%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666666" style:font-name="Bitstream Vera Sans Mono" fo:font-size="8pt" fo:letter-spacing="normal" fo:font-style="normal" fo:font-weight="bold" style:font-size-asian="8pt" style:font-size-complex="8pt"/>
    </style:style>
    <style:style style:name="P15" style:family="paragraph" style:parent-style-name="Preformatted_20_Text">
      <style:paragraph-properties fo:margin-top="0in" fo:margin-bottom="0.1965in" style:contextual-spacing="false" fo:line-height="100%" fo:text-align="start" style:justify-single-word="false" fo:background-color="#ffffff" fo:padding="0.0193in" fo:border="0.06pt solid #cccccc">
        <style:background-image/>
      </style:paragraph-properties>
      <style:text-properties style:font-name="Bitstream Vera Sans Mono" fo:font-size="8pt" style:font-size-asian="8pt" style:font-size-complex="8pt"/>
    </style:style>
    <style:style style:name="P16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padding="0.0193in" fo:border="0.06pt solid #cccccc"/>
      <style:text-properties fo:font-variant="normal" fo:text-transform="none" fo:color="#666666" style:font-name="Bitstream Vera Sans Mono" fo:font-size="8pt" fo:font-style="normal" fo:font-weight="bold" style:font-size-asian="8pt" style:font-size-complex="8pt"/>
    </style:style>
    <style:style style:name="P17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padding="0.0193in" fo:border="0.06pt solid #cccccc"/>
      <style:text-properties officeooo:paragraph-rsid="000c704a"/>
    </style:style>
    <style:style style:name="P18" style:family="paragraph" style:parent-style-name="Preformatted_20_Text">
      <style:paragraph-properties fo:line-height="100%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" fo:font-size="8pt" fo:letter-spacing="normal" officeooo:rsid="00074dfa" officeooo:paragraph-rsid="0008a502" style:font-size-asian="8pt" style:font-size-complex="8pt"/>
    </style:style>
    <style:style style:name="P19" style:family="paragraph" style:parent-style-name="Preformatted_20_Text">
      <style:paragraph-properties fo:line-height="100%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style:font-size-asian="8pt" style:font-size-complex="8pt"/>
    </style:style>
    <style:style style:name="P20" style:family="paragraph" style:parent-style-name="Preformatted_20_Text">
      <style:paragraph-properties fo:line-height="100%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fo:font-style="normal" fo:font-weight="normal" officeooo:rsid="00074dfa" officeooo:paragraph-rsid="0008a502" style:font-size-asian="8pt" style:font-size-complex="8pt"/>
    </style:style>
    <style:style style:name="P21" style:family="paragraph" style:parent-style-name="Preformatted_20_Text">
      <style:paragraph-properties fo:line-height="100%" fo:text-align="start" style:justify-single-word="false" fo:padding="0.0193in" fo:border="0.06pt solid #cccccc"/>
      <style:text-properties fo:font-variant="normal" fo:text-transform="none" fo:color="#000000" style:font-name="Bitstream Vera Sans Mono" fo:font-size="8pt" fo:font-style="normal" fo:font-weight="normal" officeooo:rsid="000b9848" officeooo:paragraph-rsid="000c704a" style:font-size-asian="8pt" style:font-size-complex="8pt"/>
    </style:style>
    <style:style style:name="P22" style:family="paragraph" style:parent-style-name="Preformatted_20_Text">
      <style:paragraph-properties fo:line-height="100%" fo:text-align="start" style:justify-single-word="false" fo:padding="0.0193in" fo:border="0.06pt solid #cccccc"/>
      <style:text-properties fo:font-variant="normal" fo:text-transform="none" fo:color="#000000" style:font-name="Bitstream Vera Sans Mono" fo:font-size="8pt" fo:font-style="normal" fo:font-weight="normal" officeooo:rsid="000af21d" officeooo:paragraph-rsid="000c704a" style:font-size-asian="8pt" style:font-size-complex="8pt"/>
    </style:style>
    <style:style style:name="P23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style:font-size-asian="8pt" style:font-size-complex="8pt"/>
    </style:style>
    <style:style style:name="P24" style:family="paragraph" style:parent-style-name="Footer">
      <style:paragraph-properties fo:text-align="end" style:justify-single-word="false"/>
      <style:text-properties officeooo:rsid="000b9848" officeooo:paragraph-rsid="000b9848"/>
    </style:style>
    <style:style style:name="P25" style:family="paragraph" style:parent-style-name="Table_20_Contents">
      <style:paragraph-properties fo:line-height="100%" fo:text-align="center" style:justify-single-word="false"/>
      <style:text-properties officeooo:rsid="0008a502" officeooo:paragraph-rsid="0008a502"/>
    </style:style>
    <style:style style:name="P26" style:family="paragraph" style:parent-style-name="Table_20_Contents">
      <style:paragraph-properties fo:line-height="100%"/>
      <style:text-properties style:font-name="Bitstream Vera Sans Mono" fo:font-size="10pt" officeooo:rsid="0008a502" officeooo:paragraph-rsid="0008a502" style:font-size-asian="10pt" style:font-size-complex="10pt"/>
    </style:style>
    <style:style style:name="P27" style:family="paragraph" style:parent-style-name="Table_20_Contents">
      <style:paragraph-properties fo:line-height="100%"/>
      <style:text-properties style:font-name="Bitstream Vera Sans Mono" fo:font-size="10pt" style:font-size-asian="10pt" style:font-size-complex="10pt"/>
    </style:style>
    <style:style style:name="P28" style:family="paragraph" style:parent-style-name="Table_20_Contents">
      <style:paragraph-properties fo:line-height="100%" fo:text-align="center" style:justify-single-word="false"/>
      <style:text-properties officeooo:rsid="00092240" officeooo:paragraph-rsid="00092240"/>
    </style:style>
    <style:style style:name="P29" style:family="paragraph" style:parent-style-name="Table_20_Contents">
      <style:paragraph-properties fo:line-height="100%"/>
      <style:text-properties officeooo:rsid="00092240" officeooo:paragraph-rsid="00092240"/>
    </style:style>
    <style:style style:name="P30" style:family="paragraph" style:parent-style-name="Table_20_Contents">
      <style:paragraph-properties fo:line-height="100%"/>
      <style:text-properties officeooo:rsid="000af21d" officeooo:paragraph-rsid="000af21d"/>
    </style:style>
    <style:style style:name="P31" style:family="paragraph" style:parent-style-name="Table_20_Contents">
      <style:text-properties style:font-name="Liberation Serif"/>
    </style:style>
    <style:style style:name="P32" style:family="paragraph" style:parent-style-name="Table_20_Contents">
      <style:text-properties style:font-name="Liberation Serif" officeooo:rsid="000c704a" officeooo:paragraph-rsid="000c704a"/>
    </style:style>
    <style:style style:name="P33" style:family="paragraph" style:parent-style-name="List_20_Paragraph" style:list-style-name="WWNum2">
      <style:paragraph-properties fo:margin-left="0in" fo:margin-right="0in" fo:margin-top="0in" fo:margin-bottom="0.1945in" style:contextual-spacing="true" fo:line-height="100%" fo:text-indent="0in" style:auto-text-indent="false"/>
      <style:text-properties officeooo:paragraph-rsid="000c704a"/>
    </style:style>
    <style:style style:name="P34" style:family="paragraph" style:parent-style-name="List_20_Paragraph">
      <style:paragraph-properties fo:margin-left="0in" fo:margin-right="0in" fo:margin-top="0in" fo:margin-bottom="0.1945in" style:contextual-spacing="true" fo:line-height="100%" fo:text-indent="0in" style:auto-text-indent="false"/>
      <style:text-properties officeooo:paragraph-rsid="000c704a"/>
    </style:style>
    <style:style style:name="P35" style:family="paragraph" style:parent-style-name="List_20_Paragraph">
      <style:paragraph-properties fo:margin-left="0in" fo:margin-right="0in" fo:text-indent="0in" style:auto-text-indent="false"/>
      <style:text-properties style:font-name="Liberation Serif" officeooo:paragraph-rsid="000c704a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83acc"/>
    </style:style>
    <style:style style:name="T4" style:family="text">
      <style:text-properties style:text-position="0% 100%" officeooo:rsid="0008a502"/>
    </style:style>
    <style:style style:name="T5" style:family="text">
      <style:text-properties officeooo:rsid="0008a502"/>
    </style:style>
    <style:style style:name="T6" style:family="text">
      <style:text-properties fo:font-style="normal" fo:font-weight="normal"/>
    </style:style>
    <style:style style:name="T7" style:family="text">
      <style:text-properties fo:color="#007020" fo:font-style="normal" fo:font-weight="bold"/>
    </style:style>
    <style:style style:name="T8" style:family="text">
      <style:text-properties fo:color="#007020" fo:font-weight="bold"/>
    </style:style>
    <style:style style:name="T9" style:family="text">
      <style:text-properties fo:color="#007020" style:font-name="Bitstream Vera Sans Mono" fo:font-style="normal" fo:font-weight="bold"/>
    </style:style>
    <style:style style:name="T10" style:family="text">
      <style:text-properties fo:color="#445588" fo:font-style="normal" fo:font-weight="bold"/>
    </style:style>
    <style:style style:name="T11" style:family="text">
      <style:text-properties fo:color="#445588" fo:font-weight="bold"/>
    </style:style>
    <style:style style:name="T12" style:family="text">
      <style:text-properties fo:color="#445588" style:font-name="Bitstream Vera Sans Mono" fo:font-style="normal" fo:font-weight="bold"/>
    </style:style>
    <style:style style:name="T13" style:family="text">
      <style:text-properties fo:color="#666666" fo:font-style="normal" fo:font-weight="bold"/>
    </style:style>
    <style:style style:name="T14" style:family="text">
      <style:text-properties fo:color="#666666" fo:font-weight="bold"/>
    </style:style>
    <style:style style:name="T15" style:family="text">
      <style:text-properties fo:color="#666666" style:font-name="Bitstream Vera Sans Mono" fo:font-style="normal" fo:font-weight="bold"/>
    </style:style>
    <style:style style:name="T16" style:family="text">
      <style:text-properties fo:color="#990000" fo:font-style="normal" fo:font-weight="bold"/>
    </style:style>
    <style:style style:name="T17" style:family="text">
      <style:text-properties fo:color="#990000" fo:font-weight="bold"/>
    </style:style>
    <style:style style:name="T18" style:family="text">
      <style:text-properties fo:color="#008080" fo:font-style="normal" fo:font-weight="normal"/>
    </style:style>
    <style:style style:name="T19" style:family="text">
      <style:text-properties fo:color="#999988" fo:font-style="italic" fo:font-weight="normal"/>
    </style:style>
    <style:style style:name="T20" style:family="text">
      <style:text-properties fo:font-variant="normal" fo:text-transform="none" fo:color="#000000" fo:letter-spacing="normal"/>
    </style:style>
    <style:style style:name="T21" style:family="text">
      <style:text-properties fo:font-variant="normal" fo:text-transform="none" fo:color="#666666" fo:letter-spacing="normal" fo:font-style="normal" fo:font-weight="bold"/>
    </style:style>
    <style:style style:name="T22" style:family="text">
      <style:text-properties fo:font-variant="normal" fo:text-transform="none" fo:color="#666666" style:font-name="Bitstream Vera Sans Mono" fo:font-size="8pt" fo:font-style="normal" fo:font-weight="bold" style:font-size-asian="8pt" style:font-size-complex="8pt"/>
    </style:style>
    <style:style style:name="T23" style:family="text">
      <style:text-properties fo:color="#bb8844" fo:font-style="normal" fo:font-weight="normal"/>
    </style:style>
    <style:style style:name="T24" style:family="text">
      <style:text-properties style:font-name="Bitstream Vera Sans Mono"/>
    </style:style>
    <style:style style:name="T25" style:family="text">
      <style:text-properties style:font-name="Bitstream Vera Sans Mono" fo:font-style="normal" fo:font-weight="normal"/>
    </style:style>
    <style:style style:name="T26" style:family="text">
      <style:text-properties officeooo:rsid="00092240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style:font-name="Liberation Serif" fo:font-size="12pt" style:font-size-asian="12pt" style:font-size-complex="12pt"/>
    </style:style>
    <style:style style:name="T29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30" style:family="text">
      <style:text-properties style:font-name="Liberation Mono" fo:font-size="10pt" style:font-size-asian="10pt" style:font-size-complex="10pt"/>
    </style:style>
    <style:style style:name="T31" style:family="text">
      <style:text-properties style:font-name="Courier New2" fo:font-size="12pt" fo:font-weight="bold" style:font-size-asian="12pt" style:font-weight-asian="bold" style:font-name-complex="Courier New4" style:font-size-complex="12pt"/>
    </style:style>
    <style:style style:name="T32" style:family="text">
      <style:text-properties officeooo:rsid="000b9848"/>
    </style:style>
    <style:style style:name="T33" style:family="text">
      <style:text-properties officeooo:rsid="000c704a"/>
    </style:style>
    <style:style style:name="T34" style:family="text">
      <style:text-properties fo:color="#009999" fo:font-style="normal" fo:font-weight="normal"/>
    </style:style>
    <style:style style:name="T35" style:family="text">
      <style:text-properties officeooo:rsid="000c7d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T 1</text:p>
      <text:p text:style-name="P1"/>
      <text:p text:style-name="P1">1<text:span text:style-name="T32">)</text:span></text:p>
      <text:p text:style-name="P1"><text:tab/>a) You'd want a base 4 number system because it would take ½ the memory than a base 2 <text:tab/>system would use.</text:p>
      <text:p text:style-name="P1"><text:tab/><text:tab/>As an interesting note, there did exist Decimal computers for a long while...</text:p>
      <text:p text:style-name="P1"/>
      <text:p text:style-name="P1"><text:tab/>b) 33333<text:span text:style-name="T1">4</text:span> = 363<text:span text:style-name="T1">10 </text:span></text:p>
      <text:p text:style-name="P1"/>
      <text:p text:style-name="P2"><text:span text:style-name="T4">2) </text:span><text:span text:style-name="T2">A class is a blueprint for an object, saying how it should be constructed and what operations are possible for it. An object is one instance that a class is being used.</text:span></text:p>
      <text:p text:style-name="P2"/>
      <text:p text:style-name="P2"><text:span text:style-name="T2">For example, all humans have basic attributes and things that they do. The average healthy human </text:span><text:span text:style-name="T3">has skin, arms, and legs, amongst other things. The average healthy human can breathe, drink, eat, and learn, amongst other things. Humans </text:span><text:span text:style-name="T4">do things that</text:span><text:span text:style-name="T3"> cells </text:span><text:span text:style-name="T4">do</text:span><text:span text:style-name="T3">. Humans <text:tab/>also have someway of living, though Humans live differently from other organisms. So, you can make a “Human class” --</text:span></text:p>
      <text:p text:style-name="P18"><text:s text:c="3"/><text:span text:style-name="T24"><text:s text:c="5"/></text:span><text:span text:style-name="T9">public</text:span><text:span text:style-name="T25"> </text:span><text:span text:style-name="T9">class</text:span><text:span text:style-name="T25"> </text:span><text:span text:style-name="T12">Human</text:span><text:span text:style-name="T25"> </text:span><text:span text:style-name="T9">extends</text:span><text:span text:style-name="T25"> Cells </text:span><text:span text:style-name="T9">implements</text:span><text:span text:style-name="T25"> Life</text:span><text:span text:style-name="T15">{</text:span></text:p>
      <text:p text:style-name="P19"><text:s text:c="16"/><text:span text:style-name="T6">Boolean alive</text:span><text:span text:style-name="T13">;</text:span></text:p>
      <text:p text:style-name="P19"><text:s text:c="16"/><text:span text:style-name="T6">String name</text:span><text:span text:style-name="T13">;</text:span></text:p>
      <text:p text:style-name="P19"><text:s text:c="16"/><text:span text:style-name="T6">Hair hair</text:span><text:span text:style-name="T13">;</text:span></text:p>
      <text:p text:style-name="P19"><text:s text:c="16"/><text:span text:style-name="T6">String gender</text:span><text:span text:style-name="T13">;</text:span></text:p>
      <text:p text:style-name="P19"><text:s text:c="16"/><text:span text:style-name="T7">public</text:span><text:span text:style-name="T6"> </text:span><text:span text:style-name="T16">Human</text:span><text:span text:style-name="T13">(</text:span><text:span text:style-name="T6">String name</text:span><text:span text:style-name="T13">,</text:span><text:span text:style-name="T6"> String gender</text:span><text:span text:style-name="T13">){</text:span></text:p>
      <text:p text:style-name="P19"><text:s text:c="24"/><text:span text:style-name="T7">this</text:span><text:span text:style-name="T13">.</text:span><text:span text:style-name="T18">name</text:span><text:span text:style-name="T6"> </text:span><text:span text:style-name="T13">=</text:span><text:span text:style-name="T6"> name</text:span><text:span text:style-name="T13">;</text:span></text:p>
      <text:p text:style-name="P19"><text:s text:c="24"/><text:span text:style-name="T7">this</text:span><text:span text:style-name="T13">.</text:span><text:span text:style-name="T18">gender</text:span><text:span text:style-name="T6"> </text:span><text:span text:style-name="T13">=</text:span><text:span text:style-name="T6"> gender</text:span><text:span text:style-name="T13">;</text:span></text:p>
      <text:p text:style-name="P19"><text:s text:c="24"/><text:span text:style-name="T19">// More things for being human...</text:span></text:p>
      <text:p text:style-name="P19"><text:s text:c="16"/><text:span text:style-name="T13">}</text:span></text:p>
      <text:p text:style-name="P19"><text:s text:c="16"/><text:span text:style-name="T7">public</text:span><text:span text:style-name="T6"> </text:span><text:span text:style-name="T10">void</text:span><text:span text:style-name="T6"> </text:span><text:span text:style-name="T16">setHair</text:span><text:span text:style-name="T13">(</text:span><text:span text:style-name="T6">Hair hair</text:span><text:span text:style-name="T13">){</text:span></text:p>
      <text:p text:style-name="P19"><text:s text:c="24"/><text:span text:style-name="T7">this</text:span><text:span text:style-name="T13">.</text:span><text:span text:style-name="T18">hair</text:span><text:span text:style-name="T6"> </text:span><text:span text:style-name="T13">=</text:span><text:span text:style-name="T6"> hair</text:span><text:span text:style-name="T13">;</text:span></text:p>
      <text:p text:style-name="P19"><text:s text:c="16"/><text:span text:style-name="T13">}</text:span></text:p>
      <text:p text:style-name="P19"><text:s text:c="16"/><text:span text:style-name="T7">public</text:span><text:span text:style-name="T6"> </text:span><text:span text:style-name="T10">void</text:span><text:span text:style-name="T6"> </text:span><text:span text:style-name="T16">eat</text:span><text:span text:style-name="T13">(){</text:span></text:p>
      <text:p text:style-name="P19"><text:s text:c="24"/><text:span text:style-name="T19">// Some functionality from Life</text:span></text:p>
      <text:p text:style-name="P19"><text:s text:c="16"/><text:span text:style-name="T13">}</text:span></text:p>
      <text:p text:style-name="P19"><text:s text:c="16"/><text:span text:style-name="T7">public</text:span><text:span text:style-name="T6"> </text:span><text:span text:style-name="T10">void</text:span><text:span text:style-name="T6"> </text:span><text:span text:style-name="T16">sleep</text:span><text:span text:style-name="T13">(){</text:span></text:p>
      <text:p text:style-name="P19"><text:s text:c="24"/><text:span text:style-name="T19">// Somehow sleeps...</text:span></text:p>
      <text:p text:style-name="P19"><text:s text:c="16"/><text:span text:style-name="T13">}</text:span></text:p>
      <text:p text:style-name="P19"><text:s text:c="16"/><text:span text:style-name="T7">public</text:span><text:span text:style-name="T6"> </text:span><text:span text:style-name="T10">void</text:span><text:span text:style-name="T6"> </text:span><text:span text:style-name="T16">think</text:span><text:span text:style-name="T13">(){</text:span></text:p>
      <text:p text:style-name="P19"><text:s text:c="24"/><text:span text:style-name="T19">// Somehow thinks...</text:span></text:p>
      <text:p text:style-name="P19"><text:s text:c="16"/><text:span text:style-name="T13">}</text:span></text:p>
      <text:p text:style-name="P19"><text:s text:c="16"/><text:span text:style-name="T7">public</text:span><text:span text:style-name="T6"> </text:span><text:span text:style-name="T10">boolean</text:span><text:span text:style-name="T6"> </text:span><text:span text:style-name="T16">isAlive</text:span><text:span text:style-name="T13">(){</text:span></text:p>
      <text:p text:style-name="P19"><text:s text:c="24"/><text:span text:style-name="T7">return</text:span><text:span text:style-name="T6"> </text:span><text:span text:style-name="T7">this</text:span><text:span text:style-name="T13">.</text:span><text:span text:style-name="T18">alive</text:span><text:span text:style-name="T13">;</text:span></text:p>
      <text:p text:style-name="P19"><text:s text:c="16"/><text:span text:style-name="T13">}</text:span></text:p>
      <text:p text:style-name="P15"><text:span text:style-name="T20"><text:s text:c="8"/></text:span><text:span text:style-name="T21">}</text:span></text:p>
      <text:p text:style-name="P2"><text:span text:style-name="T4">However, all Humans are different... that is, there exists different instances of the class Human. Therefore, there exist many different Human objects.</text:span></text:p>
      <text:p text:style-name="P13"><text:span text:style-name="T14"/></text:p>
      <text:p text:style-name="P20"><text:span text:style-name="T8"><text:tab/>public</text:span> <text:span text:style-name="T8">static</text:span> <text:span text:style-name="T11">void</text:span> <text:span text:style-name="T17">main</text:span><text:span text:style-name="T14">(</text:span>String<text:span text:style-name="T14">[]</text:span> args<text:span text:style-name="T14">){</text:span></text:p>
      <text:p text:style-name="P19"><text:s text:c="8"/><text:span text:style-name="T6">Human samantha </text:span><text:span text:style-name="T13">=</text:span><text:span text:style-name="T6"> </text:span><text:span text:style-name="T7">new</text:span><text:span text:style-name="T6"> Human</text:span><text:span text:style-name="T13">(</text:span><text:span text:style-name="T23">"Samantha"</text:span><text:span text:style-name="T13">,</text:span><text:span text:style-name="T6"> </text:span><text:span text:style-name="T23">"girl"</text:span><text:span text:style-name="T13">);</text:span></text:p>
      <text:p text:style-name="P19"><text:s text:c="8"/><text:span text:style-name="T6">samantha</text:span><text:span text:style-name="T13">.</text:span><text:span text:style-name="T18">setHair</text:span><text:span text:style-name="T13">(</text:span><text:span text:style-name="T7">new</text:span><text:span text:style-name="T6"> Hair</text:span><text:span text:style-name="T13">(</text:span><text:span text:style-name="T23">"blonde"</text:span><text:span text:style-name="T13">));</text:span></text:p>
      <text:p text:style-name="P19"><text:s text:c="8"/><text:span text:style-name="T6">Human john </text:span><text:span text:style-name="T13">=</text:span><text:span text:style-name="T6"> </text:span><text:span text:style-name="T7">new</text:span><text:span text:style-name="T6"> Human</text:span><text:span text:style-name="T13">(</text:span><text:span text:style-name="T23">"John"</text:span><text:span text:style-name="T13">,</text:span><text:span text:style-name="T6"> </text:span><text:span text:style-name="T23">"boy"</text:span><text:span text:style-name="T13">);</text:span></text:p>
      <text:p text:style-name="P14"><text:tab/>}</text:p>
      <text:p text:style-name="P5">tl;dr : Classes are a blueprint for how you can make any object. Objects are a particular, practical version of your class.</text:p>
      <text:p text:style-name="P5"/>
      <text:p text:style-name="P5"/>
      <text:p text:style-name="P5"/>
      <text:p text:style-name="P5">3)<text:tab/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26">12 / 5</text:p>
          </table:table-cell>
          <table:table-cell table:style-name="Table1.A1" office:value-type="string">
            <text:p text:style-name="P25"><text:span text:style-name="T26">f</text:span>loat</text:p>
          </table:table-cell>
          <table:table-cell table:style-name="Table1.C1" office:value-type="string">
            <text:p text:style-name="P25">2.4</text:p>
          </table:table-cell>
        </table:table-row>
        <table:table-row>
          <table:table-cell table:style-name="Table1.A2" office:value-type="string">
            <text:p text:style-name="P27">“<text:span text:style-name="T5">happy” + “3”</text:span></text:p>
          </table:table-cell>
          <table:table-cell table:style-name="Table1.A2" office:value-type="string">
            <text:p text:style-name="P25">String</text:p>
          </table:table-cell>
          <table:table-cell table:style-name="Table1.C2" office:value-type="string">
            <text:p text:style-name="P25">happy3</text:p>
          </table:table-cell>
        </table:table-row>
        <table:table-row>
          <table:table-cell table:style-name="Table1.A2" office:value-type="string">
            <text:p text:style-name="P27">“<text:span text:style-name="T5">happy” + 3</text:span></text:p>
          </table:table-cell>
          <table:table-cell table:style-name="Table1.A2" office:value-type="string">
            <text:p text:style-name="P25">String</text:p>
          </table:table-cell>
          <table:table-cell table:style-name="Table1.C2" office:value-type="string">
            <text:p text:style-name="P25">happy3</text:p>
          </table:table-cell>
        </table:table-row>
        <table:table-row>
          <table:table-cell table:style-name="Table1.A2" office:value-type="string">
            <text:p text:style-name="P26">p1.equals(p1)</text:p>
          </table:table-cell>
          <table:table-cell table:style-name="Table1.A2" office:value-type="string">
            <text:p text:style-name="P25"><text:span text:style-name="T26">b</text:span>oolean</text:p>
          </table:table-cell>
          <table:table-cell table:style-name="Table1.C2" office:value-type="string">
            <text:p text:style-name="P25">true</text:p>
          </table:table-cell>
        </table:table-row>
        <table:table-row>
          <table:table-cell table:style-name="Table1.A2" office:value-type="string">
            <text:p text:style-name="P26">p1 == p1</text:p>
          </table:table-cell>
          <table:table-cell table:style-name="Table1.A2" office:value-type="string">
            <text:p text:style-name="P25"><text:span text:style-name="T26">b</text:span>oolean</text:p>
          </table:table-cell>
          <table:table-cell table:style-name="Table1.C2" office:value-type="string">
            <text:p text:style-name="P25">true</text:p>
          </table:table-cell>
        </table:table-row>
        <table:table-row>
          <table:table-cell table:style-name="Table1.A2" office:value-type="string">
            <text:p text:style-name="P26">int p = 3; p++</text:p>
          </table:table-cell>
          <table:table-cell table:style-name="Table1.A2" office:value-type="string">
            <text:p text:style-name="P25">int</text:p>
          </table:table-cell>
          <table:table-cell table:style-name="Table1.C2" office:value-type="string">
            <text:p text:style-name="P25">4</text:p>
          </table:table-cell>
        </table:table-row>
        <table:table-row>
          <table:table-cell table:style-name="Table1.A2" office:value-type="string">
            <text:p text:style-name="P26">p1.toString().length()</text:p>
          </table:table-cell>
          <table:table-cell table:style-name="Table1.A2" office:value-type="string">
            <text:p text:style-name="P28">int</text:p>
          </table:table-cell>
          <table:table-cell table:style-name="Table1.C2" office:value-type="string">
            <text:p text:style-name="P28">Length of the String version of p1</text:p>
          </table:table-cell>
        </table:table-row>
      </table:table>
      <text:p text:style-name="P5"/>
      <text:p text:style-name="P6">4)</text:p>
      <text:p text:style-name="P6"><text:tab/>a)</text:p>
      <text:p text:style-name="P6"><text:tab/><text:tab/>“([\\w]+ [\\w]+)([\\s]+)([\\d]{3})([\\s]+)”</text:p>
      <text:p text:style-name="P6"><text:tab/><text:tab/>Expression grouped by subpart.</text:p>
      <text:p text:style-name="P6"><text:tab/>b)</text:p>
      <text:p text:style-name="P6"><text:tab/><text:span text:style-name="T30">“</text:span><text:span text:style-name="T29">(\\w*)12.4+\\$$”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Hello1234</text:p>
          </table:table-cell>
          <table:table-cell table:style-name="Table2.B1" office:value-type="string">
            <text:p text:style-name="P30">No</text:p>
          </table:table-cell>
        </table:table-row>
        <table:table-row>
          <table:table-cell table:style-name="Table2.A2" office:value-type="string">
            <text:p text:style-name="P29">111234$</text:p>
          </table:table-cell>
          <table:table-cell table:style-name="Table2.B2" office:value-type="string">
            <text:p text:style-name="P30">Yes</text:p>
          </table:table-cell>
        </table:table-row>
        <table:table-row>
          <table:table-cell table:style-name="Table2.A2" office:value-type="string">
            <text:p text:style-name="P30">Hello <text:s text:c="2"/>1234$</text:p>
          </table:table-cell>
          <table:table-cell table:style-name="Table2.B2" office:value-type="string">
            <text:p text:style-name="P30">Yes</text:p>
          </table:table-cell>
        </table:table-row>
        <table:table-row>
          <table:table-cell table:style-name="Table2.A2" office:value-type="string">
            <text:p text:style-name="P30">Hello123$</text:p>
          </table:table-cell>
          <table:table-cell table:style-name="Table2.B2" office:value-type="string">
            <text:p text:style-name="P30">No</text:p>
          </table:table-cell>
        </table:table-row>
        <table:table-row>
          <table:table-cell table:style-name="Table2.A2" office:value-type="string">
            <text:p text:style-name="P30">12.4$</text:p>
          </table:table-cell>
          <table:table-cell table:style-name="Table2.B2" office:value-type="string">
            <text:p text:style-name="P30">Yes</text:p>
          </table:table-cell>
        </table:table-row>
      </table:table>
      <text:p text:style-name="P7">5)</text:p>
      <text:p text:style-name="P7"><text:tab/>Output:</text:p>
      <text:p text:style-name="P7"><text:tab/><text:tab/>ctor 1</text:p>
      <text:p text:style-name="P7"><text:tab/><text:tab/>ctor 2</text:p>
      <text:p text:style-name="P7"><text:tab/><text:tab/><text:span text:style-name="T32">intVal: 5</text:span></text:p>
      <text:p text:style-name="P7"><text:tab/><text:tab/><text:span text:style-name="T32">Address: Cherry Lane</text:span></text:p>
      <text:p text:style-name="P7"><text:tab/><text:tab/><text:span text:style-name="T32">intVal: 5</text:span></text:p>
      <text:p text:style-name="P7"><text:tab/><text:tab/><text:span text:style-name="T32">Address: Cherry Lane</text:span></text:p>
      <text:p text:style-name="P7"/>
      <text:p text:style-name="P7"><text:tab/><text:tab/><text:span text:style-name="T32">intVal: 3</text:span></text:p>
      <text:p text:style-name="P7"><text:tab/><text:tab/><text:span text:style-name="T32">Address: Pine Tree Lane</text:span></text:p>
      <text:p text:style-name="P7"><text:tab/><text:tab/><text:span text:style-name="T32">intVal: 3</text:span></text:p>
      <text:p text:style-name="P7"><text:tab/><text:tab/><text:span text:style-name="T32">Address: Pine Tree Lane</text:span></text:p>
      <text:p text:style-name="P9"/>
      <text:p text:style-name="P9"><text:soft-page-break/></text:p>
      <text:p text:style-name="P9">6)</text:p>
      <text:p text:style-name="P9"><text:tab/><text:span text:style-name="T33">a)</text:span></text:p>
      <text:p text:style-name="P21"><text:span text:style-name="T8">public</text:span> <text:span text:style-name="T8">interface</text:span> <text:span text:style-name="T11">Printable</text:span><text:span text:style-name="T14">{</text:span></text:p>
      <text:p text:style-name="P23"><text:s text:c="8"/><text:span text:style-name="T7">public</text:span><text:span text:style-name="T6"> </text:span><text:span text:style-name="T10">void</text:span><text:span text:style-name="T6"> </text:span><text:span text:style-name="T16">print</text:span><text:span text:style-name="T13">(</text:span><text:span text:style-name="T6">Object o</text:span><text:span text:style-name="T13">);</text:span></text:p>
      <text:p text:style-name="P17"><text:span text:style-name="T22">}</text:span></text:p>
      <text:p text:style-name="P8"><text:tab/><text:span text:style-name="T33">b)</text:span></text:p>
      <text:p text:style-name="P22"><text:span text:style-name="T8">public</text:span> <text:span text:style-name="T8">class</text:span> <text:span text:style-name="T11">Computer</text:span> <text:span text:style-name="T8">implements</text:span> Printable<text:span text:style-name="T14">{</text:span></text:p>
      <text:p text:style-name="P23"><text:s text:c="8"/><text:span text:style-name="T6">String operatingSystem</text:span><text:span text:style-name="T13">;</text:span></text:p>
      <text:p text:style-name="P23"><text:s text:c="8"/><text:span text:style-name="T7">private</text:span><text:span text:style-name="T6"> </text:span><text:span text:style-name="T10">int</text:span><text:span text:style-name="T6"> bits</text:span><text:span text:style-name="T13">;</text:span></text:p>
      <text:p text:style-name="P23"><text:s text:c="8"/><text:span text:style-name="T7">public</text:span><text:span text:style-name="T6"> </text:span><text:span text:style-name="T10">void</text:span><text:span text:style-name="T6"> </text:span><text:span text:style-name="T16">print</text:span><text:span text:style-name="T13">(</text:span><text:span text:style-name="T6">Object o</text:span><text:span text:style-name="T13">){</text:span></text:p>
      <text:p text:style-name="P23"><text:s text:c="16"/><text:span text:style-name="T6">Computer x </text:span><text:span text:style-name="T13">=</text:span><text:span text:style-name="T6"> </text:span><text:span text:style-name="T13">(</text:span><text:span text:style-name="T6">Computer</text:span><text:span text:style-name="T13">)</text:span><text:span text:style-name="T6"> o</text:span><text:span text:style-name="T13">;</text:span></text:p>
      <text:p text:style-name="P23"><text:s text:c="16"/><text:span text:style-name="T6">System</text:span><text:span text:style-name="T13">.</text:span><text:span text:style-name="T18">out</text:span><text:span text:style-name="T13">.</text:span><text:span text:style-name="T18">println</text:span><text:span text:style-name="T13">(</text:span><text:span text:style-name="T6">x</text:span><text:span text:style-name="T13">);</text:span></text:p>
      <text:p text:style-name="P23"><text:s text:c="16"/><text:span text:style-name="T6">System</text:span><text:span text:style-name="T13">.</text:span><text:span text:style-name="T18">out</text:span><text:span text:style-name="T13">.</text:span><text:span text:style-name="T18">println</text:span><text:span text:style-name="T13">(</text:span><text:span text:style-name="T6">x</text:span><text:span text:style-name="T13">.</text:span><text:span text:style-name="T18">getBits</text:span><text:span text:style-name="T13">());</text:span></text:p>
      <text:p text:style-name="P23"><text:s text:c="8"/><text:span text:style-name="T13">}</text:span></text:p>
      <text:p text:style-name="P23"><text:s text:c="8"/><text:span text:style-name="T7">public</text:span><text:span text:style-name="T6"> </text:span><text:span text:style-name="T10">int</text:span><text:span text:style-name="T6"> </text:span><text:span text:style-name="T16">getBits</text:span><text:span text:style-name="T13">(){</text:span></text:p>
      <text:p text:style-name="P23"><text:s text:c="16"/><text:span text:style-name="T7">return</text:span><text:span text:style-name="T6"> </text:span><text:span text:style-name="T7">this</text:span><text:span text:style-name="T13">.</text:span><text:span text:style-name="T18">bits</text:span><text:span text:style-name="T13">;</text:span></text:p>
      <text:p text:style-name="P23"><text:s text:c="8"/><text:span text:style-name="T13">}</text:span></text:p>
      <text:p text:style-name="P23"><text:s text:c="8"/><text:span text:style-name="T7">public</text:span><text:span text:style-name="T6"> String </text:span><text:span text:style-name="T16">getOperatingSystem</text:span><text:span text:style-name="T13">(){</text:span></text:p>
      <text:p text:style-name="P23"><text:s text:c="16"/><text:span text:style-name="T7">return</text:span><text:span text:style-name="T6"> </text:span><text:span text:style-name="T7">this</text:span><text:span text:style-name="T13">.</text:span><text:span text:style-name="T18">operatingSystem</text:span><text:span text:style-name="T13">;</text:span></text:p>
      <text:p text:style-name="P23"><text:s text:c="8"/><text:span text:style-name="T13">}</text:span></text:p>
      <text:p text:style-name="P23"><text:s text:c="8"/><text:span text:style-name="T7">public</text:span><text:span text:style-name="T6"> </text:span><text:span text:style-name="T10">void</text:span><text:span text:style-name="T6"> </text:span><text:span text:style-name="T16">setBits</text:span><text:span text:style-name="T13">(</text:span><text:span text:style-name="T10">int</text:span><text:span text:style-name="T6"> b</text:span><text:span text:style-name="T13">){</text:span></text:p>
      <text:p text:style-name="P23"><text:s text:c="16"/><text:span text:style-name="T7">if</text:span><text:span text:style-name="T13">(</text:span><text:span text:style-name="T6">b </text:span><text:span text:style-name="T13">!=</text:span><text:span text:style-name="T6"> </text:span><text:span text:style-name="T34">32</text:span><text:span text:style-name="T6"> </text:span><text:span text:style-name="T13">&amp;&amp;</text:span><text:span text:style-name="T6"> b </text:span><text:span text:style-name="T13">!=</text:span><text:span text:style-name="T6"> </text:span><text:span text:style-name="T34">64</text:span><text:span text:style-name="T13">){</text:span></text:p>
      <text:p text:style-name="P23"><text:s text:c="24"/><text:span text:style-name="T7">throw</text:span><text:span text:style-name="T6"> </text:span><text:span text:style-name="T7">new</text:span><text:span text:style-name="T6"> </text:span><text:span text:style-name="T16">Exception</text:span><text:span text:style-name="T13">(</text:span><text:span text:style-name="T23">"This isn't a correct number!"</text:span><text:span text:style-name="T13">);</text:span></text:p>
      <text:p text:style-name="P23"><text:s text:c="16"/><text:span text:style-name="T13">}</text:span><text:span text:style-name="T6"> </text:span><text:span text:style-name="T7">else</text:span><text:span text:style-name="T6"> </text:span><text:span text:style-name="T13">{</text:span></text:p>
      <text:p text:style-name="P23"><text:s text:c="24"/><text:span text:style-name="T7">this</text:span><text:span text:style-name="T13">.</text:span><text:span text:style-name="T18">bits</text:span><text:span text:style-name="T6"> </text:span><text:span text:style-name="T13">=</text:span><text:span text:style-name="T6"> b</text:span><text:span text:style-name="T13">;</text:span></text:p>
      <text:p text:style-name="P23"><text:s text:c="16"/><text:span text:style-name="T13">}</text:span></text:p>
      <text:p text:style-name="P23"><text:s text:c="8"/><text:span text:style-name="T13">}</text:span></text:p>
      <text:p text:style-name="P23"><text:s text:c="24"/></text:p>
      <text:p text:style-name="P23"><text:s text:c="8"/><text:span text:style-name="T7">public</text:span><text:span text:style-name="T6"> </text:span><text:span text:style-name="T16">Computer</text:span><text:span text:style-name="T13">(</text:span><text:span text:style-name="T6">String os</text:span><text:span text:style-name="T13">,</text:span><text:span text:style-name="T6"> </text:span><text:span text:style-name="T10">int</text:span><text:span text:style-name="T6"> bits</text:span><text:span text:style-name="T13">){</text:span></text:p>
      <text:p text:style-name="P23"><text:s text:c="16"/><text:span text:style-name="T7">if</text:span><text:span text:style-name="T13">(</text:span><text:span text:style-name="T6">bits </text:span><text:span text:style-name="T13">!=</text:span><text:span text:style-name="T6"> </text:span><text:span text:style-name="T34">32</text:span><text:span text:style-name="T6"> </text:span><text:span text:style-name="T13">&amp;&amp;</text:span><text:span text:style-name="T6"> bits </text:span><text:span text:style-name="T13">!=</text:span><text:span text:style-name="T6"> </text:span><text:span text:style-name="T34">64</text:span><text:span text:style-name="T13">){</text:span></text:p>
      <text:p text:style-name="P23"><text:s text:c="24"/><text:span text:style-name="T7">throw</text:span><text:span text:style-name="T6"> </text:span><text:span text:style-name="T7">new</text:span><text:span text:style-name="T6"> </text:span><text:span text:style-name="T16">Exception</text:span><text:span text:style-name="T13">(</text:span><text:span text:style-name="T23">"Wrong number of bits!"</text:span><text:span text:style-name="T13">);</text:span></text:p>
      <text:p text:style-name="P23"><text:s text:c="16"/><text:span text:style-name="T13">}</text:span><text:span text:style-name="T6"> </text:span><text:span text:style-name="T7">else</text:span><text:span text:style-name="T6"> </text:span><text:span text:style-name="T13">{</text:span></text:p>
      <text:p text:style-name="P23"><text:s text:c="24"/><text:span text:style-name="T7">this</text:span><text:span text:style-name="T13">.</text:span><text:span text:style-name="T18">operatingSystem</text:span><text:span text:style-name="T6"> </text:span><text:span text:style-name="T13">=</text:span><text:span text:style-name="T6"> os</text:span><text:span text:style-name="T13">;</text:span></text:p>
      <text:p text:style-name="P23"><text:s text:c="24"/><text:span text:style-name="T7">this</text:span><text:span text:style-name="T13">.</text:span><text:span text:style-name="T18">bits</text:span><text:span text:style-name="T6"> </text:span><text:span text:style-name="T13">=</text:span><text:span text:style-name="T6"> bits</text:span><text:span text:style-name="T13">;</text:span></text:p>
      <text:p text:style-name="P23"><text:s text:c="16"/><text:span text:style-name="T13">}</text:span></text:p>
      <text:p text:style-name="P23"><text:s text:c="8"/><text:span text:style-name="T13">}</text:span></text:p>
      <text:p text:style-name="P23"><text:s text:c="8"/><text:span text:style-name="T7">public</text:span><text:span text:style-name="T6"> String </text:span><text:span text:style-name="T16">toString</text:span><text:span text:style-name="T13">(){</text:span></text:p>
      <text:p text:style-name="P23"><text:s text:c="16"/><text:span text:style-name="T7">return</text:span><text:span text:style-name="T6"> </text:span><text:span text:style-name="T7">this</text:span><text:span text:style-name="T13">.</text:span><text:span text:style-name="T18">bits</text:span><text:span text:style-name="T6"> </text:span><text:span text:style-name="T13">+</text:span><text:span text:style-name="T6"> </text:span><text:span text:style-name="T23">"-bit "</text:span><text:span text:style-name="T6"> </text:span><text:span text:style-name="T13">+</text:span><text:span text:style-name="T6"> </text:span><text:span text:style-name="T7">this</text:span><text:span text:style-name="T13">.</text:span><text:span text:style-name="T18">operatingSystem</text:span><text:span text:style-name="T13">;</text:span></text:p>
      <text:p text:style-name="P23"><text:s text:c="8"/><text:span text:style-name="T13">}</text:span></text:p>
      <text:p text:style-name="P16">}</text:p>
      <text:p text:style-name="P10"/>
      <text:p text:style-name="P12">PART 2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list xml:id="list1849230808200652329" text:style-name="WWNum2">
              <text:list-header>
                <text:p text:style-name="P33"><text:span text:style-name="T27">If I have the following statements in my code,</text:span></text:p>
              </text:list-header>
            </text:list>
            <text:p text:style-name="P34"><text:span text:style-name="T31"><text:s text:c="2"/>int x = 0;</text:span></text:p>
            <text:p text:style-name="P34"><text:span text:style-name="T31"><text:s text:c="2"/>return y / x;</text:span></text:p>
            <text:p text:style-name="P4"><text:span text:style-name="T27">The Java compiler will report </text:span><text:span text:style-name="T31">DivideByZero Exception</text:span><text:span text:style-name="T27"> because it knows that </text:span><text:span text:style-name="T28">the value of x is zero in the return statement.</text:span></text:p>
          </table:table-cell>
          <table:table-cell table:style-name="Table3.B1" office:value-type="string">
            <text:p text:style-name="P32">False</text:p>
          </table:table-cell>
        </table:table-row>
        <table:table-row>
          <table:table-cell table:style-name="Table3.A2" office:value-type="string">
            <text:p text:style-name="P35"><text:span text:style-name="T27">Public mutable attributes of classes violate the object-oriented principle of information hiding</text:span></text:p>
          </table:table-cell>
          <table:table-cell table:style-name="Table3.B2" office:value-type="string">
            <text:p text:style-name="P32">True</text:p>
          </table:table-cell>
        </table:table-row>
        <table:table-row>
          <table:table-cell table:style-name="Table3.A2" office:value-type="string">
            <text:p text:style-name="P35"><text:span text:style-name="T27">An object in memory can have, at most, two aliases</text:span></text:p>
          </table:table-cell>
          <table:table-cell table:style-name="Table3.B2" office:value-type="string">
            <text:p text:style-name="P31">… <text:s/><text:span text:style-name="T35">I actually don't know what this means.</text:span></text:p>
          </table:table-cell>
        </table:table-row>
        <table:table-row>
          <table:table-cell table:style-name="Table3.A2" office:value-type="string">
            <text:p text:style-name="P35"><text:span text:style-name="T27">A switch statement can only have integers or characters as cases</text:span></text:p>
          </table:table-cell>
          <table:table-cell table:style-name="Table3.B2" office:value-type="string">
            <text:p text:style-name="P32">False</text:p>
          </table:table-cell>
        </table:table-row>
        <table:table-row>
          <table:table-cell table:style-name="Table3.A2" office:value-type="string">
            <text:p text:style-name="P35"><text:span text:style-name="T27">I can leave off an import statement for </text:span><text:span text:style-name="T31">java.util.*</text:span><text:span text:style-name="T27"> if I always refer to </text:span><text:span text:style-name="T31">ArrayList</text:span><text:span text:style-name="T27">s in my code as </text:span><text:span text:style-name="T31">java.util.ArrayList</text:span><text:span text:style-name="T27"> instead of just </text:span><text:span text:style-name="T31">ArrayList</text:span></text:p>
          </table:table-cell>
          <table:table-cell table:style-name="Table3.B2" office:value-type="string">
            <text:p text:style-name="P32">True.</text:p>
          </table:table-cell>
        </table:table-row>
        <table:table-row>
          <table:table-cell table:style-name="Table3.A2" office:value-type="string">
            <text:p text:style-name="P35"><text:span text:style-name="T27">Code that is compiled is usually slower than code that is interpreted, which is why a lot of languages prefer interpreters to compilers</text:span></text:p>
          </table:table-cell>
          <table:table-cell table:style-name="Table3.B2" office:value-type="string">
            <text:p text:style-name="P32">False.</text:p>
          </table:table-cell>
        </table:table-row>
        <table:table-row>
          <table:table-cell table:style-name="Table3.A2" office:value-type="string">
            <text:p text:style-name="P35"><text:span text:style-name="T27">I always write my name on exams</text:span></text:p>
          </table:table-cell>
          <table:table-cell table:style-name="Table3.B2" office:value-type="string">
            <text:p text:style-name="P32">Do you?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DejaVu Sans Mono', 'Bitstream Vera Sans Mono', monospace"/>
    <style:font-face style:name="Courier New1" svg:font-family="'Courier New', serif"/>
    <style:font-face style:name="Courier New" svg:font-family="'Courier New'" style:font-family-generic="roman"/>
    <style:font-face style:name="DejaVu Sans1" svg:font-family="'DejaVu Sans'" style:font-family-generic="swiss"/>
    <style:font-face style:name="Courier New3" svg:font-family="'Courier New'" style:font-family-generic="system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Courier New2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ourier New4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 PL KaitiM GB1" style:font-family-asian="'AR PL KaitiM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align="start" style:justify-single-word="false" fo:orphans="2" fo:widows="2" fo:text-indent="0in" style:auto-text-indent="false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b9848" officeooo:paragraph-rsid="000b984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pring 2011, Exam 1 Answers 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23:41:20.883220538</meta:creation-date>
    <meta:generator>LibreOffice/4.2.5.2$Linux_X86_64 LibreOffice_project/420m0$Build-2</meta:generator>
    <dc:date>2014-10-07T01:31:07.545051669</dc:date>
    <meta:editing-duration>PT54S</meta:editing-duration>
    <meta:editing-cycles>1</meta:editing-cycles>
    <meta:document-statistic meta:table-count="3" meta:image-count="0" meta:object-count="0" meta:page-count="4" meta:paragraph-count="149" meta:word-count="623" meta:character-count="4644" meta:non-whitespace-character-count="3178"/>
  </office:meta>
</office:document-meta>
</file>